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JMSFlow.canHandle( MessageExchange 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JMSFlow.onMessage( Message messa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bstractJMSFlow.stop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JMSFlow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SFlow.getJms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SFlow.setJmsURL( String jms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SFlow.onInternalEndpointUnregistered( EndpointEvent event , boolean broadca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JMSFlow.onComponentStopped( Component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JMSFlow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SFlow.onRemoteEndpointRegistered( Endpoin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JMSFlow.start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">
            <text:p text:style-name="Table_20_Contents">3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AbstractJMSFlow.doSend( MessageExchangeImpl 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SFlow.setUserName(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SFlow.doRouting( MessageExchangeImpl m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5">
            <text:p text:style-name="Table_20_Contents">15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AbstractJMSFlow.shutDow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JMSFlow.removeAllPackets( String contain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JMSFlow.numberInNetwor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SFlow.stopConsumerMon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SFlow.removeClusterNode( String connect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JMSFlow.broadcast( Endpoint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JMSFlow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JMSFlow.addClusterNode( String connection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JMSFlow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SFlow.getConnecti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SFlow.onComponentStarted( ComponentEvent 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JMSFlow.init( Broker brok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AbstractJMSFlow.onRemoteEndpointUnregistered( Endpoin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JMSFlow.internalEndpointRegistered( Endpoin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SFlow.internalEndpointUnregistered( Endpoin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SFlow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SFlow.onMessage( final Message messa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AbstractJMSFlow.setConnectionFactory( ConnectionFactory connectio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SFlow.setBroadcastDestinationName( String broadcastDestina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SFlow.componentStarted( Componen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SFlow.getBroadcastDestina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SFlow.onInternalEndpointRegistered( EndpointEvent event , boolean broadca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bstractJMSFlow.componentStopped( Componen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